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Configuration.setConsumerProcessorSuspendTime( int consumerProcessorSuspen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nfiguration.getRetry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setAuthenticationService( Object authenticat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setJettyManagement( boolean jettyManag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getAuthentication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setMaxTotalConnections( int maxTotalConne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nfiguration.load(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1">
            <text:p text:style-name="Table_20_Contents">21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HttpConfiguration.getJettyConnector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setComponentName( String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isWantHeadersFromHttpInto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getKeystoreManag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setProxyPort( int proxy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nfiguration.getKeystor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getAuthenticat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isStreamin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setJettyConnectorClassName( String jettyConnector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nfiguration.getMaxConnectionsPer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setConnectorMaxIdleTime( int connectorMaxIdl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nfiguration.setWantHeadersFromHttpIntoExchange( boolean wantHeadersFromHttpInto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setRetryCount( int retry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nfiguration.setJettyClientThreadPoolSize( int jettyClientThreadPoo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nfiguration.setJettyClientPerProvider( boolean jettyClientPer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nfiguration.setRootDir( String roo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getJettyThreadPoo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setMaxConnectionsPerHost( int maxConnectionsPer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nfiguration.getMaxTotalConne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getProxy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sa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HttpConfiguration.setKeystoreManager( Object keystor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setAuthenticationServiceName( String authentication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nfiguration.setManaged( boolean manag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getCompon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setJettyThreadPoolSize( int jettyThreadPoo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nfiguration.setProperty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Configuration.isMana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getConsumerProcessorSuspen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getConnectorMaxIdl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isJettyClientPer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getJettyClientThreadPoo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isJettyManag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setMapping( String mapp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Configuration.getRoo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setKeystoreManagerName( String keystoreManag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nfiguration.setStreamingEnabled( boolean streaming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nfiguration.getProxy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figuration.setProxyHost( String proxy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nfiguration.ge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